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2b2b" officeooo:paragraph-rsid="001f2b2b"/>
    </style:style>
    <style:style style:name="P2" style:family="paragraph" style:parent-style-name="Standard">
      <style:paragraph-properties fo:text-align="start" style:justify-single-word="false"/>
      <style:text-properties officeooo:rsid="001fc7df" officeooo:paragraph-rsid="001fc7df"/>
    </style:style>
    <style:style style:name="P3" style:family="paragraph" style:parent-style-name="Standard">
      <style:paragraph-properties fo:text-align="center" style:justify-single-word="false"/>
      <style:text-properties fo:font-size="14pt" officeooo:rsid="001f2b2b" officeooo:paragraph-rsid="001f2b2b"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STRACT</text:p>
      <text:p text:style-name="P1"/>
      <text:p text:style-name="P2">Diabetes is among critical disease and lots of people are suffering from this disease. Age, obesity, lack of exercise, hereditary diabetes, living style, bad diet, high blood pressure, etc. can cause diabetes. People having diabetes have high risk of diseases like heart disease, kidney disease, stroke, eye problem, nerve damage, etc. Current pratice in hospital is to collect required information for diabetes diagnosis through various tests and appropriate treatement is provided based on diagnosis. Data analytics plays a significant role in healthcare industries. Healthcare industries have large volume databases. Using data analytics, one can study huge datasets and find hidden information, hidden patterns to discover knowledge from the data and predict outcomes accordingly.</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2T16:12:36.379463992</meta:creation-date>
    <meta:generator>LibreOffice/6.4.7.2$Linux_X86_64 LibreOffice_project/40$Build-2</meta:generator>
    <dc:date>2021-07-12T17:03:29.210158728</dc:date>
    <meta:editing-duration>PT9M58S</meta:editing-duration>
    <meta:editing-cycles>1</meta:editing-cycles>
    <meta:document-statistic meta:table-count="0" meta:image-count="0" meta:object-count="0" meta:page-count="1" meta:paragraph-count="2" meta:word-count="114" meta:character-count="792" meta:non-whitespace-character-count="680"/>
  </office:meta>
</office:document-meta>
</file>